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5.55pt"/>
    </style:style>
    <style:style style:name="co3" style:family="table-column">
      <style:table-column-properties fo:break-before="auto" style:column-width="208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2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Droid Sans Fallback" style:font-name-complex="Droid Sans Devanagari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none"/>
      <style:text-properties style:font-name="DejaVu Sans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6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dd: Fix issue with + function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in page: Expenses and Incomes lin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ain page/Menu: Add new tr should be opened as in-page pop-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in/Search page: why click on tr”s link makes it be opened in strange formed layer with scrol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ew user page: Where is C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earch: Activate dropdown with predefined timeperio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earch: Transaction edit must be opened as in-page pop-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enu: Access data sett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 is empty! Everything else is finished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Use AJAX and sweetAlert for some add and all edit function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Check implementation of the confirmation functionalit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efault sorting on the search page – by date Descending (from earlier to later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Edit: Implement Delete functiona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Error page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Main page: data visualiza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rivate transactions!!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 Progress</text:p>
          </table:table-cell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s/>– add private transaction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s/>– add private transactions as criteria to search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<text:s/>– show last private/public transactions on the start page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s/>– show private transactions as separate table on the search panel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<text:s/>– show private budget on the start page when switching to Private Budget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s/>– change plot when Private Budget is selected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<text:s/>– stay on the tab with Private Transactions after work with separate transaction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Implement user settings functionality</text:p>
          </table:table-cell>
          <table:table-cell/>
          <table:table-cell table:style-name="Default" office:value-type="string" calcext:value-type="string">
            <text:p>In Progress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Add currency to the settings page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Add currency to the user registration page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Add currency field to all views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Add currency to the add/edit transaction page as static element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Add currency field to transactions</text:p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Move list of currencies to the DB (think about it)</text:p>
          </table:table-cell>
          <table:table-cell/>
          <table:table-cell table:style-name="Default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Re-Send email confirmation functionalit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e-Send family confirmation functionality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witch authorization 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 dev env is implemented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With auth on: correct defining user from reques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With auth on: select which pages require 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Correct formatting on start page when there are more expenses than incomes and vice versus</text:p>
          </table:table-cell>
          <table:table-cell/>
          <table:table-cell office:value-type="string" calcext:value-type="string">
            <text:p>Reopened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Help page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Landing page: Welcome text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New user page: Date picker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New user page: Explanation of strong/weak password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New user page: style for flags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Search: Implement sorting of the results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Search: when search returns empty result there should be message and no table header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Before GA run at FF, Chrome Opera and I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Pagination of the search results</text:p>
          </table:table-cell>
          <table:table-cell/>
          <table:table-cell office:value-type="string" calcext:value-type="string">
            <text:p>Postponed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Find proper icons</text:p>
          </table:table-cell>
          <table:table-cell table:number-columns-repeated="1022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There is some strange behavior with Chrome. Check it out</text:p>
          </table:table-cell>
          <table:table-cell table:number-columns-repeated="1022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Show always (!) two digits after coma.</text:p>
          </table:table-cell>
          <table:table-cell table:number-columns-repeated="1022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Make sure that when there are more than 1 family member, each member has no access to private budget of other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Rewrite where possible all forms to be formed from models</text:p>
          </table:table-cell>
          <table:table-cell/>
          <table:table-cell table:style-name="Default" office:value-type="string" calcext:value-type="string">
            <text:p>I see no sense in that</text:p>
          </table:table-cell>
          <table:table-cell table:number-columns-repeated="1020"/>
        </table:table-row>
        <table:table-row table:style-name="ro4"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7" calcext:value-type="float">
            <text:p>57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4"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37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7:39:39.589522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13:09.494827898</meta:creation-date>
    <dc:date>2016-09-20T18:16:50.600054332</dc:date>
    <meta:editing-duration>PT6H2M13S</meta:editing-duration>
    <meta:editing-cycles>43</meta:editing-cycles>
    <meta:generator>LibreOffice/5.0.6.3$Linux_x86 LibreOffice_project/00m0$Build-3</meta:generator>
    <meta:document-statistic meta:table-count="1" meta:cell-count="157" meta:object-count="0"/>
  </office:meta>
</office:document-meta>
</file>